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26753" officeooo:paragraph-rsid="00026753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030cf2"/>
    </style:style>
    <style:style style:name="P9" style:family="paragraph" style:parent-style-name="Standard" style:list-style-name="L5">
      <style:text-properties officeooo:paragraph-rsid="00030cf2"/>
    </style:style>
    <style:style style:name="P10" style:family="paragraph" style:parent-style-name="Text_20_body" style:list-style-name="L3"/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267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1d35" style:font-name="Google Sans" fo:font-size="13.5pt" fo:letter-spacing="normal" fo:font-style="normal" fo:font-weight="bold"/>
    </style:style>
    <style:style style:name="T5" style:family="text">
      <style:text-properties fo:font-variant="normal" fo:text-transform="none" fo:color="#001d35" style:font-name="Liberation Serif" fo:font-size="13.5pt" fo:letter-spacing="normal" fo:font-style="normal" fo:font-weight="bold"/>
    </style:style>
    <style:style style:name="T6" style:family="text">
      <style:text-properties fo:font-variant="normal" fo:text-transform="none" fo:color="#001d35" style:font-name="Liberation Serif" fo:letter-spacing="normal" fo:font-style="normal" fo:font-weight="bold" style:font-size-asian="14pt" style:font-size-complex="14pt"/>
    </style:style>
    <style:style style:name="T7" style:family="text">
      <style:text-properties fo:font-variant="normal" fo:text-transform="none" fo:color="#001d35" style:font-name="Liberation Serif" fo:letter-spacing="normal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30cf2" style:font-size-asian="14pt" style:font-weight-asian="bold" style:font-size-complex="14pt" style:font-weight-complex="bold"/>
    </style:style>
    <style:style style:name="T13" style:family="text">
      <style:text-properties officeooo:rsid="00030cf2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Week2 – Day2 - <text:span text:style-name="T1">LINUX</text:span></text:p>
      <text:p text:style-name="P6"/>
      <text:p text:style-name="P3">Some imp. Linux commands -</text:p>
      <text:p text:style-name="P3"/>
      <text:p text:style-name="P2"><text:span text:style-name="T2">rmdir</text:span> – remove empty directories</text:p>
      <text:p text:style-name="P2"><text:span text:style-name="T2">rmdir -p</text:span> foldername</text:p>
      <text:p text:style-name="P2"/>
      <text:p text:style-name="P2"><text:span text:style-name="T2">rm -rf</text:span> -&gt; for non-empty directories</text:p>
      <text:p text:style-name="P2"/>
      <text:p text:style-name="P2"><text:span text:style-name="T2">mv</text:span> -&gt; cut paste</text:p>
      <text:p text:style-name="P2"/>
      <text:p text:style-name="P1"><text:span text:style-name="T3">uname</text:span><text:span text:style-name="T9"> -</text:span><text:span text:style-name="T8">displays information about the system's operating system, kernel, and hardware</text:span></text:p>
      <text:p text:style-name="P2"/>
      <text:p text:style-name="P2"><text:span text:style-name="T2">cat</text:span> -&gt; print content in file</text:p>
      <text:p text:style-name="P2"/>
      <text:p text:style-name="P2"><text:span text:style-name="T2">ps aux</text:span> -&gt; what is running, how much mem is taking</text:p>
      <text:p text:style-name="P2"/>
      <text:p text:style-name="P2">using ‘$’</text:p>
      <text:p text:style-name="P2"/>
      <text:p text:style-name="P2">name=’Meenakshi’</text:p>
      <text:p text:style-name="P4">echo “Hello, $name!”</text:p>
      <text:p text:style-name="P2"/>
      <text:p text:style-name="P2"><text:span text:style-name="T2">whoami </text:span>– print current user</text:p>
      <text:p text:style-name="P2"/>
      <text:p text:style-name="P2"><text:span text:style-name="T2">sort</text:span> filename -&gt; alphabetical order</text:p>
      <text:p text:style-name="P2"><text:span text:style-name="T2">sort -r</text:span> filename <text:s/>-&gt; in reverse order</text:p>
      <text:p text:style-name="P2"><text:span text:style-name="T2">sort -n </text:span>filename -&gt; to sort numbers</text:p>
      <text:p text:style-name="P2"/>
      <text:p text:style-name="P2"><text:span text:style-name="T2">sudo apt install ncal</text:span> -&gt; to install calender</text:p>
      <text:p text:style-name="P2"><text:span text:style-name="T2">ncal </text:span>-&gt; to view calender</text:p>
      <text:p text:style-name="P2"/>
      <text:p text:style-name="P2"><text:span text:style-name="T2">plocate</text:span> -&gt; to locate files recursively, very fast</text:p>
      <text:p text:style-name="P2"/>
      <text:p text:style-name="P2"><text:span text:style-name="T2">whereis</text:span> -&gt; used to find the location of the source, binary, and manual sections of a command</text:p>
      <text:p text:style-name="P2"/>
      <text:p text:style-name="P2"><text:span text:style-name="T2">wc</text:span> -&gt; word counting</text:p>
      <text:p text:style-name="P2">options:</text:p>
      <text:p text:style-name="P2">-c</text:p>
      <text:p text:style-name="P2">-l</text:p>
      <text:p text:style-name="P2">-w</text:p>
      <text:p text:style-name="P2"><text:span text:style-name="T2">grep</text:span> -&gt; to search for a pattern in a file</text:p>
      <text:p text:style-name="P2"/>
      <text:p text:style-name="P2"><text:soft-page-break/><text:span text:style-name="T2">history | grep git </text:span>-&gt; result of one command can also be taken as input for another command</text:p>
      <text:p text:style-name="P2"/>
      <text:p text:style-name="P2"><text:span text:style-name="T2">find -name </text:span>"*.txt" <text:s/>-&gt; to find all .txt files</text:p>
      <text:p text:style-name="P2">find . -type d </text:p>
      <text:p text:style-name="P2">find . -name "*.tmp" -exec rm {} \; -&gt; find and remove all tmp files.</text:p>
      <text:p text:style-name="P2"/>
      <text:p text:style-name="P2"><text:span text:style-name="T2">top</text:span> – real <text:s/>time view for all processes</text:p>
      <text:p text:style-name="P2"/>
      <text:p text:style-name="P2"><text:span text:style-name="T2">du -sh *</text:span> <text:s/>- display the total size of each file and directory in the current directory in a human-readable format.</text:p>
      <text:p text:style-name="P2"/>
      <text:p text:style-name="P2"><text:span text:style-name="T2">du -sh . </text:span><text:s text:c="2"/>- displays the total disk usage of the current directory, including all its subdirectories and files.</text:p>
      <text:p text:style-name="P2"/>
      <text:p text:style-name="P8"><text:span text:style-name="T11">tar -</text:span><text:span text:style-name="T12">z</text:span><text:span text:style-name="T11">vf</text:span><text:span text:style-name="T10"> etc12.tar.gz - Zipping using tar</text:span></text:p>
      <text:list xml:id="list3829141777" text:style-name="L5">
        <text:list-item>
          <text:p text:style-name="P9"><text:span text:style-name="Source_20_Text"><text:span text:style-name="T10">-z</text:span></text:span><text:span text:style-name="T10"> → Compresses the archive using </text:span><text:span text:style-name="Strong_20_Emphasis"><text:span text:style-name="T10">gzip</text:span></text:span><text:span text:style-name="T10">.</text:span></text:p>
        </text:list-item>
      </text:list>
      <text:list xml:id="list1875311000" text:style-name="L2">
        <text:list-item>
          <text:p text:style-name="P11"><text:span text:style-name="Source_20_Text">-v</text:span> → <text:span text:style-name="Strong_20_Emphasis">Verbose mode</text:span>, shows the files being processed.</text:p>
        </text:list-item>
      </text:list>
      <text:list xml:id="list4158677643" text:style-name="L3">
        <text:list-item>
          <text:p text:style-name="P10"><text:span text:style-name="Source_20_Text">-f etc12.tar.gz</text:span> → Specifies the <text:span text:style-name="Strong_20_Emphasis">filename</text:span> of the archive (<text:span text:style-name="Source_20_Text">etc12.tar.gz</text:span>).</text:p>
        </text:list-item>
      </text:list>
      <text:p text:style-name="P2"/>
      <text:p text:style-name="P2"><text:span text:style-name="T2">alias c="clear"</text:span> - Creating alias for command using linux</text:p>
      <text:p text:style-name="P2"/>
      <text:p text:style-name="P2"><text:span text:style-name="T2">ip a </text:span>-&gt; ipv4, ipv6 address</text:p>
      <text:p text:style-name="P2"/>
      <text:p text:style-name="P2"/>
      <text:p text:style-name="P2"><text:span text:style-name="T2">echo $SHELL</text:span> -&gt; to check which shell you are running on.</text:p>
      <text:p text:style-name="P2">Bash is bydefault used.</text:p>
      <text:p text:style-name="P2"/>
      <text:p text:style-name="P7">SHELL SCRIPTING</text:p>
      <text:p text:style-name="P2"/>
      <text:p text:style-name="P4">vi code.sh</text:p>
      <text:p text:style-name="P2">Inside file - </text:p>
      <text:p text:style-name="P2">var_1="jinesh"</text:p>
      <text:p text:style-name="P2"># readonly var_2</text:p>
      <text:p text:style-name="P2">var_2="ranawat"</text:p>
      <text:p text:style-name="P2">var_2="ranawatjinesh"</text:p>
      <text:p text:style-name="P2">echo "$var_1 $var_2"</text:p>
      <text:p text:style-name="P2">./code.sh -&gt; to run</text:p>
      <text:p text:style-name="P2"/>
      <text:p text:style-name="P2">Shell---</text:p>
      <text:p text:style-name="P2">var_name="hitesh"</text:p>
      <text:p text:style-name="P2">var_age=23</text:p>
      <text:p text:style-name="P2">echo " Name is $var_name and age is $var_age"</text:p>
      <text:p text:style-name="P2">var_blood_group ="0-"</text:p>
      <text:p text:style-name="P2"><text:soft-page-break/>readonly var_blood_group</text:p>
      <text:p text:style-name="P2">echo "Blood group is $var_blood_group"</text:p>
      <text:p text:style-name="P2">echo "Error modifying readonly varaiable please dont modify it "</text:p>
      <text:p text:style-name="P2">echo var_blood_group="b+"</text:p>
      <text:p text:style-name="P2">echo</text:p>
      <text:p text:style-name="P2">unset var_age</text:p>
      <text:p text:style-name="P2">echo "Age is after unsetting $var_age"</text:p>
      <text:p text:style-name="P2"/>
      <text:p text:style-name="P2">---vi</text:p>
      <text:p text:style-name="P2">time=$(date +%H)</text:p>
      <text:p text:style-name="P2">echo $time</text:p>
      <text:p text:style-name="P2">if [ $time -lt 12 ];then</text:p>
      <text:p text:style-name="P2">message="Good morning user"</text:p>
      <text:p text:style-name="P2">elif [ $time -lt 18 ];then</text:p>
      <text:p text:style-name="P2">message="Good afternoon user"</text:p>
      <text:p text:style-name="P2">else</text:p>
      <text:p text:style-name="P2">message="Good evening user"</text:p>
      <text:p text:style-name="P2">fi</text:p>
      <text:p text:style-name="P2">echo "$message $time"</text:p>
      <text:p text:style-name="P2"/>
      <text:p text:style-name="P2">awk – print data <text:span text:style-name="T13">(</text:span>column based<text:span text:style-name="T13">), pattern matching</text:span></text:p>
      <text:p text:style-name="P2"/>
      <text:p text:style-name="P2">data.txt--</text:p>
      <text:p text:style-name="P2">jinesh 25 Enginner</text:p>
      <text:p text:style-name="P2">adhdsk 32 afiajdsl</text:p>
      <text:p text:style-name="P2">iwqojdiowqjd 23 jasdasojdiaj</text:p>
      <text:p text:style-name="P2"/>
      <text:p text:style-name="P2"/>
      <text:p text:style-name="P2">awk '{print $1}' data.txt</text:p>
      <text:p text:style-name="P2">awk '{print "name" $1, profession " $3}' data.txt</text:p>
      <text:p text:style-name="P2">awk '{print "name" $1," profession " $3}' data.txt</text:p>
      <text:p text:style-name="P2">awk '{print "AWS name " $1,"AWS profession " $3}' data.txt</text:p>
      <text:p text:style-name="P2"/>
      <text:p text:style-name="P2">awk '/Enginner/' data.txt</text:p>
      <text:p text:style-name="P2">awk '/Enginner/ {print $1}' data.txt</text:p>
      <text:p text:style-name="P2">awk '$2 &gt;25 {print $1 , "is older than 25}' data.txt</text:p>
      <text:p text:style-name="P2">awk '$2 &gt;25 {print $1 , "is older than 25"}' data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9T08:39:59.131929352</meta:creation-date>
    <dc:date>2025-02-19T08:59:58.564947726</dc:date>
    <meta:editing-duration>PT19M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86" meta:word-count="469" meta:character-count="2733" meta:non-whitespace-character-count="2341"/>
  </office:meta>
</office:document-meta>
</file>